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color="#0000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fo:border-bottom="none" fo:border-left="1.05pt solid #000000" fo:border-right="none" fo:border-top="1.05pt solid #000000"/>
    </style:style>
    <style:style style:name="ce5" style:family="table-cell" style:parent-style-name="Default">
      <style:table-cell-properties fo:border-bottom="none" fo:border-left="1.05pt solid #000000" fo:border-right="none" fo:border-top="none"/>
    </style:style>
    <style:style style:name="ce6" style:family="table-cell" style:parent-style-name="Default">
      <style:table-cell-properties fo:border-bottom="none" fo:background-color="#ffff99" fo:border-left="1.05pt solid #000000" fo:border-right="none" fo:border-top="none"/>
      <style:text-properties fo:color="#000000"/>
    </style:style>
    <style:style style:name="ce7" style:family="table-cell" style:parent-style-name="Default">
      <style:table-cell-properties fo:border-bottom="none" fo:background-color="#ffffff" fo:border-left="1.05pt solid #000000" fo:border-right="none" fo:border-top="none"/>
    </style:style>
    <style:style style:name="ce8" style:family="table-cell" style:parent-style-name="Default">
      <style:table-cell-properties fo:border-bottom="none" fo:background-color="#ffffff" fo:border-left="1.05pt solid #000000" fo:border-right="none" fo:border-top="none"/>
      <style:text-properties fo:color="#000000"/>
    </style:style>
    <style:style style:name="ce9" style:family="table-cell" style:parent-style-name="Default">
      <style:table-cell-properties fo:border-bottom="1.05pt solid #000000" fo:background-color="#ffff99" fo:border-left="1.05pt solid #000000" fo:border-right="none" fo:border-top="none"/>
      <style:text-properties fo:color="#000000"/>
    </style:style>
    <style:style style:name="ce10" style:family="table-cell" style:parent-style-name="Default">
      <style:table-cell-properties fo:background-color="#ffffff"/>
      <style:text-properties fo:color="#000000"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ffff99"/>
      <style:text-properties fo:color="#000000" style:font-name="Liberation Sans" style:font-name-asian="Droid Sans Fallback" style:font-name-complex="FreeSans"/>
    </style:style>
    <style:style style:name="ce12" style:family="table-cell" style:parent-style-name="Default">
      <style:table-cell-properties fo:border-bottom="none" fo:border-left="none" fo:border-right="none" fo:border-top="1.05pt solid #000000"/>
    </style:style>
    <style:style style:name="ce13" style:family="table-cell" style:parent-style-name="Default">
      <style:table-cell-properties fo:border-bottom="1.05pt solid #000000" fo:background-color="#ffff99" fo:border-left="none" fo:border-right="none" fo:border-top="none"/>
      <style:text-properties fo:color="#000000" style:font-name="Liberation Sans" style:font-name-asian="Droid Sans Fallback" style:font-name-complex="FreeSans"/>
    </style:style>
    <style:style style:name="ce14" style:family="table-cell" style:parent-style-name="Default"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-bottom="none" fo:border-left="none" fo:border-right="1.05pt solid #000000" fo:border-top="1.05pt solid #000000"/>
    </style:style>
    <style:style style:name="ce16" style:family="table-cell" style:parent-style-name="Default">
      <style:table-cell-properties fo:border-bottom="none" fo:border-left="none" fo:border-right="1.05pt solid #000000" fo:border-top="none"/>
    </style:style>
    <style:style style:name="ce17" style:family="table-cell" style:parent-style-name="Default">
      <style:table-cell-properties fo:border-bottom="none" fo:background-color="#ffff99" fo:border-left="none" fo:border-right="1.05pt solid #000000" fo:border-top="none"/>
      <style:text-properties fo:color="#000000"/>
    </style:style>
    <style:style style:name="ce18" style:family="table-cell" style:parent-style-name="Default">
      <style:table-cell-properties fo:border-bottom="none" fo:background-color="#ffffff" fo:border-left="none" fo:border-right="1.05pt solid #000000" fo:border-top="none"/>
      <style:text-properties fo:color="#000000"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none" fo:background-color="#ffffff" fo:border-left="none" fo:border-right="1.05pt solid #000000" fo:border-top="none"/>
      <style:text-properties fo:color="#000000"/>
    </style:style>
    <style:style style:name="ce20" style:family="table-cell" style:parent-style-name="Default">
      <style:table-cell-properties fo:border-bottom="1.05pt solid #000000" fo:background-color="#ffff99" fo:border-left="none" fo:border-right="1.05pt solid #000000" fo:border-top="none"/>
      <style:text-properties fo:color="#000000" style:font-name="Liberation Sans"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row table:style-name="ro1">
          <table:table-cell table:style-name="Default" office:value-type="string" calcext:value-type="string">
            <text:p>NoTraffic Test IOSTAT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azzle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Tusk</text:p>
          </table:table-cell>
          <table:table-cell office:value-type="float" office:value="0.1836" calcext:value-type="float">
            <text:p>0,18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Tinker</text:p>
          </table:table-cell>
          <table:table-cell office:value-type="float" office:value="0.6933" calcext:value-type="float">
            <text:p>0,69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Lion</text:p>
          </table:table-cell>
          <table:table-cell office:value-type="float" office:value="0.745" calcext:value-type="float">
            <text:p>0,7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urschnitt 4</text:p>
          </table:table-cell>
          <table:table-cell table:style-name="ce1" table:formula="of:=AVERAGE([.B3:.B6])" office:value-type="float" office:value="0.582975" calcext:value-type="float">
            <text:p>0,582975</text:p>
          </table:table-cell>
          <table:table-cell table:style-name="ce1" table:formula="of:=AVERAGE([.C3:.C6])" office:value-type="float" office:value="0" calcext:value-type="float">
            <text:p>0</text:p>
          </table:table-cell>
          <table:table-cell table:style-name="ce1" table:formula="of:=AVERAGE([.D3:.D6])" office:value-type="float" office:value="0" calcext:value-type="float">
            <text:p>0</text:p>
          </table:table-cell>
          <table:table-cell table:style-name="ce1" table:formula="of:=AVERAGE([.E3:.E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tandardabweichung 4</text:p>
          </table:table-cell>
          <table:table-cell table:style-name="ce1" table:formula="of:=STDEVPA([.B3:.B6])" office:value-type="float" office:value="0.231332794637941" calcext:value-type="float">
            <text:p>0,2313327946</text:p>
          </table:table-cell>
          <table:table-cell table:style-name="ce1" table:formula="of:=STDEVPA([.C3:.C6])" office:value-type="float" office:value="0" calcext:value-type="float">
            <text:p>0</text:p>
          </table:table-cell>
          <table:table-cell table:style-name="ce1" table:formula="of:=STDEVPA([.D3:.D6])" office:value-type="float" office:value="0" calcext:value-type="float">
            <text:p>0</text:p>
          </table:table-cell>
          <table:table-cell table:style-name="ce1" table:formula="of:=STDEVPA([.E3:.E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style-name="ce3" table:number-columns-repeated="3"/>
          <table:table-cell table:style-name="Default"/>
          <table:table-cell/>
        </table:table-row>
        <table:table-row table:style-name="ro1">
          <table:table-cell table:style-name="ce3"/>
          <table:table-cell table:style-name="ce10" table:number-columns-repeated="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Default" office:value-type="string" calcext:value-type="string">
            <text:p>NoTraffic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table:style-name="Default" office:value-type="string" calcext:value-type="string">
            <text:p>Auslastung Eth0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Dazzle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4]+[.C14])" office:value-type="float" office:value="4.91" calcext:value-type="float">
            <text:p>4,91</text:p>
          </table:table-cell>
          <table:table-cell table:style-name="Default" table:formula="of:=((([.D14] * 1000  ) /100000000) * 100)" office:value-type="float" office:value="0.00491" calcext:value-type="float">
            <text:p>0,00491</text:p>
          </table:table-cell>
          <table:table-cell table:formula="of:=(1/20)*100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Tusk</text:p>
          </table:table-cell>
          <table:table-cell office:value-type="float" office:value="2.23" calcext:value-type="float">
            <text:p>2,23</text:p>
          </table:table-cell>
          <table:table-cell office:value-type="float" office:value="2.67" calcext:value-type="float">
            <text:p>2,67</text:p>
          </table:table-cell>
          <table:table-cell table:formula="of:=([.B15]+[.C15])" office:value-type="float" office:value="4.9" calcext:value-type="float">
            <text:p>4,9</text:p>
          </table:table-cell>
          <table:table-cell table:style-name="Default" table:formula="of:=((([.D15] * 1000  ) /100000000) * 100)" office:value-type="float" office:value="0.0049" calcext:value-type="float">
            <text:p>0,0049</text:p>
          </table:table-cell>
          <table:table-cell/>
        </table:table-row>
        <table:table-row table:style-name="ro1">
          <table:table-cell table:style-name="Default" office:value-type="string" calcext:value-type="string">
            <text:p>Tinker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6]+[.C16])" office:value-type="float" office:value="4.91" calcext:value-type="float">
            <text:p>4,91</text:p>
          </table:table-cell>
          <table:table-cell table:style-name="Default" table:formula="of:=((([.D16] * 1000  ) /100000000) * 100)" office:value-type="float" office:value="0.00491" calcext:value-type="float">
            <text:p>0,00491</text:p>
          </table:table-cell>
          <table:table-cell/>
        </table:table-row>
        <table:table-row table:style-name="ro1">
          <table:table-cell table:style-name="Default" office:value-type="string" calcext:value-type="string">
            <text:p>Lion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7]+[.C17])" office:value-type="float" office:value="4.91" calcext:value-type="float">
            <text:p>4,91</text:p>
          </table:table-cell>
          <table:table-cell table:style-name="Default" table:formula="of:=((([.D17] * 1000  ) /100000000) * 100)" office:value-type="float" office:value="0.00491" calcext:value-type="float">
            <text:p>0,00491</text:p>
          </table:table-cell>
          <table:table-cell/>
        </table:table-row>
        <table:table-row table:style-name="ro1">
          <table:table-cell table:style-name="Default" office:value-type="string" calcext:value-type="string">
            <text:p>DotA</text:p>
          </table:table-cell>
          <table:table-cell office:value-type="float" office:value="7.68" calcext:value-type="float">
            <text:p>7,68</text:p>
          </table:table-cell>
          <table:table-cell office:value-type="float" office:value="12.16" calcext:value-type="float">
            <text:p>12,16</text:p>
          </table:table-cell>
          <table:table-cell table:formula="of:=([.B18]+[.C18])" office:value-type="float" office:value="19.84" calcext:value-type="float">
            <text:p>19,84</text:p>
          </table:table-cell>
          <table:table-cell table:style-name="Default" table:formula="of:=((([.D18] * 1000  ) /100000000) * 100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table:style-name="ce1" office:value-type="string" calcext:value-type="string">
            <text:p>Durschnitt 4</text:p>
          </table:table-cell>
          <table:table-cell table:style-name="ce1" table:formula="of:=AVERAGE([.B14:.B17])" office:value-type="float" office:value="2.2" calcext:value-type="float">
            <text:p>2,2</text:p>
          </table:table-cell>
          <table:table-cell table:style-name="ce1" table:formula="of:=AVERAGE([.C14:.C17])" office:value-type="float" office:value="2.7075" calcext:value-type="float">
            <text:p>2,7075</text:p>
          </table:table-cell>
          <table:table-cell table:style-name="ce1" table:formula="of:=AVERAGE([.D14:.D17])" office:value-type="float" office:value="4.9075" calcext:value-type="float">
            <text:p>4,9075</text:p>
          </table:table-cell>
          <table:table-cell table:style-name="ce1" table:formula="of:=AVERAGE([.E14:.E17])" office:value-type="float" office:value="0.0049075" calcext:value-type="float">
            <text:p>0,0049075</text:p>
          </table:table-cell>
          <table:table-cell/>
        </table:table-row>
        <table:table-row table:style-name="ro1">
          <table:table-cell table:style-name="ce1" office:value-type="string" calcext:value-type="string">
            <text:p>Durschnitt 5</text:p>
          </table:table-cell>
          <table:table-cell table:style-name="ce1" table:formula="of:=AVERAGE([.B14:.B18])" office:value-type="float" office:value="3.296" calcext:value-type="float">
            <text:p>3,296</text:p>
          </table:table-cell>
          <table:table-cell table:style-name="ce1" table:formula="of:=AVERAGE([.C14:.C18])" office:value-type="float" office:value="4.598" calcext:value-type="float">
            <text:p>4,598</text:p>
          </table:table-cell>
          <table:table-cell table:style-name="ce1" table:formula="of:=AVERAGE([.D14:.D18])" office:value-type="float" office:value="7.894" calcext:value-type="float">
            <text:p>7,894</text:p>
          </table:table-cell>
          <table:table-cell table:style-name="ce1" table:formula="of:=AVERAGE([.E14:.E18])" office:value-type="float" office:value="0.007894" calcext:value-type="float">
            <text:p>0,007894</text:p>
          </table:table-cell>
          <table:table-cell/>
        </table:table-row>
        <table:table-row table:style-name="ro1">
          <table:table-cell table:style-name="ce1" office:value-type="string" calcext:value-type="string">
            <text:p>Standardabweichung 4</text:p>
          </table:table-cell>
          <table:table-cell table:style-name="ce1" table:formula="of:=STDEVPA([.B14:.B17])" office:value-type="float" office:value="0.0173205080756888" calcext:value-type="float">
            <text:p>0,0173205081</text:p>
          </table:table-cell>
          <table:table-cell table:style-name="ce1" table:formula="of:=STDEVPA([.C14:.C17])" office:value-type="float" office:value="0.0216506350946109" calcext:value-type="float">
            <text:p>0,0216506351</text:p>
          </table:table-cell>
          <table:table-cell table:style-name="ce1" table:formula="of:=STDEVPA([.D14:.D17])" office:value-type="float" office:value="0.0043301270189221" calcext:value-type="float">
            <text:p>0,004330127</text:p>
          </table:table-cell>
          <table:table-cell table:style-name="ce1" table:formula="of:=STDEVPA([.E14:.E17])" office:value-type="float" office:value="0.00000433012701892239" calcext:value-type="float">
            <text:p>4,33012701892239E-006</text:p>
          </table:table-cell>
          <table:table-cell/>
        </table:table-row>
        <table:table-row table:style-name="ro1">
          <table:table-cell table:style-name="ce1" office:value-type="string" calcext:value-type="string">
            <text:p>Standardabweichung 5</text:p>
          </table:table-cell>
          <table:table-cell table:style-name="ce11" table:formula="of:=STDEVPA([.B14:.B18])" office:value-type="float" office:value="2.19205474384195" calcext:value-type="float">
            <text:p>2,1920547438</text:p>
          </table:table-cell>
          <table:table-cell table:style-name="ce11" table:formula="of:=STDEVPA([.C14:.C18])" office:value-type="float" office:value="3.78104958973034" calcext:value-type="float">
            <text:p>3,7810495897</text:p>
          </table:table-cell>
          <table:table-cell table:style-name="ce11" table:formula="of:=STDEVPA([.D14:.D18])" office:value-type="float" office:value="5.9730012556503" calcext:value-type="float">
            <text:p>5,9730012557</text:p>
          </table:table-cell>
          <table:table-cell table:style-name="ce11" table:formula="of:=STDEVPA([.E14:.E18])" office:value-type="float" office:value="0.0059730012556503" calcext:value-type="float">
            <text:p>0,0059730013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/>
          <table:table-cell table:style-name="ce12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Standard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.04" calcext:value-type="float">
            <text:p>1,04</text:p>
          </table:table-cell>
          <table:table-cell office:value-type="float" office:value="154.09" calcext:value-type="float">
            <text:p>154,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1" calcext:value-type="float">
            <text:p>1,11</text:p>
          </table:table-cell>
          <table:table-cell office:value-type="float" office:value="42.4" calcext:value-type="float">
            <text:p>42,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1.07" calcext:value-type="float">
            <text:p>1,07</text:p>
          </table:table-cell>
          <table:table-cell office:value-type="float" office:value="142.5" calcext:value-type="float">
            <text:p>142,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04" calcext:value-type="float">
            <text:p>1,04</text:p>
          </table:table-cell>
          <table:table-cell office:value-type="float" office:value="144.31" calcext:value-type="float">
            <text:p>144,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27:.B30])" office:value-type="float" office:value="1.065" calcext:value-type="float">
            <text:p>1,065</text:p>
          </table:table-cell>
          <table:table-cell table:style-name="ce1" table:formula="of:=AVERAGE([.C27:.C30])" office:value-type="float" office:value="120.825" calcext:value-type="float">
            <text:p>120,825</text:p>
          </table:table-cell>
          <table:table-cell table:style-name="ce1" table:formula="of:=AVERAGE([.D27:.D30])" office:value-type="float" office:value="0" calcext:value-type="float">
            <text:p>0</text:p>
          </table:table-cell>
          <table:table-cell table:style-name="ce17" table:formula="of:=AVERAGE([.E27:.E3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27:.B30])" office:value-type="float" office:value="0.0287228132326902" calcext:value-type="float">
            <text:p>0,0287228132</text:p>
          </table:table-cell>
          <table:table-cell table:style-name="ce1" table:formula="of:=STDEVPA([.C27:.C30])" office:value-type="float" office:value="45.4928337763213" calcext:value-type="float">
            <text:p>45,4928337763</text:p>
          </table:table-cell>
          <table:table-cell table:style-name="ce1" table:formula="of:=STDEVPA([.D27:.D30])" office:value-type="float" office:value="0" calcext:value-type="float">
            <text:p>0</text:p>
          </table:table-cell>
          <table:table-cell table:style-name="ce17" table:formula="of:=STDEVPA([.E27:.E30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3" table:number-columns-repeated="3"/>
          <table:table-cell table:number-columns-repeated="2"/>
        </table:table-row>
        <table:table-row table:style-name="ro1">
          <table:table-cell table:style-name="ce8"/>
          <table:table-cell table:style-name="ce10" table:number-columns-repeated="3"/>
          <table:table-cell table:style-name="ce18"/>
          <table:table-cell/>
        </table:table-row>
        <table:table-row table:style-name="ro1">
          <table:table-cell table:number-columns-repeated="3"/>
          <table:table-cell table:style-name="ce3"/>
          <table:table-cell table:style-name="ce19"/>
          <table:table-cell/>
        </table:table-row>
        <table:table-row table:style-name="ro1">
          <table:table-cell office:value-type="string" calcext:value-type="string">
            <text:p>Standard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8.04" calcext:value-type="float">
            <text:p>8,04</text:p>
          </table:table-cell>
          <table:table-cell office:value-type="float" office:value="8.62" calcext:value-type="float">
            <text:p>8,62</text:p>
          </table:table-cell>
          <table:table-cell table:formula="of:=([.B38]+[.C38])" office:value-type="float" office:value="16.66" calcext:value-type="float">
            <text:p>16,66</text:p>
          </table:table-cell>
          <table:table-cell table:formula="of:=((([.D38] /1000) * 100))" office:value-type="float" office:value="1.666" calcext:value-type="float">
            <text:p>1,666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8.48" calcext:value-type="float">
            <text:p>8,48</text:p>
          </table:table-cell>
          <table:table-cell office:value-type="float" office:value="8.37" calcext:value-type="float">
            <text:p>8,37</text:p>
          </table:table-cell>
          <table:table-cell table:formula="of:=([.B39]+[.C39])" office:value-type="float" office:value="16.85" calcext:value-type="float">
            <text:p>16,85</text:p>
          </table:table-cell>
          <table:table-cell table:formula="of:=((([.D39] /1000) * 100))" office:value-type="float" office:value="1.685" calcext:value-type="float">
            <text:p>1,685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8.42" calcext:value-type="float">
            <text:p>8,42</text:p>
          </table:table-cell>
          <table:table-cell office:value-type="float" office:value="8.56" calcext:value-type="float">
            <text:p>8,56</text:p>
          </table:table-cell>
          <table:table-cell table:formula="of:=([.B40]+[.C40])" office:value-type="float" office:value="16.98" calcext:value-type="float">
            <text:p>16,98</text:p>
          </table:table-cell>
          <table:table-cell table:formula="of:=((([.D40] /1000) * 100))" office:value-type="float" office:value="1.698" calcext:value-type="float">
            <text:p>1,698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8.42" calcext:value-type="float">
            <text:p>8,42</text:p>
          </table:table-cell>
          <table:table-cell office:value-type="float" office:value="8.65" calcext:value-type="float">
            <text:p>8,65</text:p>
          </table:table-cell>
          <table:table-cell table:formula="of:=([.B41]+[.C41])" office:value-type="float" office:value="17.07" calcext:value-type="float">
            <text:p>17,07</text:p>
          </table:table-cell>
          <table:table-cell table:formula="of:=((([.D41] /1000) * 100))" office:value-type="float" office:value="1.707" calcext:value-type="float">
            <text:p>1,707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8 / 100)" office:value-type="float" office:value="0.0768" calcext:value-type="float">
            <text:p>0,0768</text:p>
          </table:table-cell>
          <table:table-cell table:style-name="ce14" table:formula="of:=(12.22/ 100)" office:value-type="float" office:value="0.1222" calcext:value-type="float">
            <text:p>0,1222</text:p>
          </table:table-cell>
          <table:table-cell table:formula="of:=([.B42]+[.C42])" office:value-type="float" office:value="0.199" calcext:value-type="float">
            <text:p>0,199</text:p>
          </table:table-cell>
          <table:table-cell table:formula="of:=((([.D42] /1000) * 100))" office:value-type="float" office:value="0.0199" calcext:value-type="float">
            <text:p>0,019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38:.B41])" office:value-type="float" office:value="8.34" calcext:value-type="float">
            <text:p>8,34</text:p>
          </table:table-cell>
          <table:table-cell table:style-name="ce1" table:formula="of:=AVERAGE([.C38:.C41])" office:value-type="float" office:value="8.55" calcext:value-type="float">
            <text:p>8,55</text:p>
          </table:table-cell>
          <table:table-cell table:style-name="ce1" table:formula="of:=AVERAGE([.D38:.D41])" office:value-type="float" office:value="16.89" calcext:value-type="float">
            <text:p>16,89</text:p>
          </table:table-cell>
          <table:table-cell table:style-name="ce17" table:formula="of:=AVERAGE([.E38:.E41])" office:value-type="float" office:value="1.689" calcext:value-type="float">
            <text:p>1,68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5</text:p>
          </table:table-cell>
          <table:table-cell table:style-name="ce1" table:formula="of:=AVERAGE([.B38:.B42])" office:value-type="float" office:value="6.68736" calcext:value-type="float">
            <text:p>6,68736</text:p>
          </table:table-cell>
          <table:table-cell table:style-name="ce1" table:formula="of:=AVERAGE([.C38:.C42])" office:value-type="float" office:value="6.86444" calcext:value-type="float">
            <text:p>6,86444</text:p>
          </table:table-cell>
          <table:table-cell table:style-name="ce1" table:formula="of:=AVERAGE([.D38:.D42])" office:value-type="float" office:value="13.5518" calcext:value-type="float">
            <text:p>13,5518</text:p>
          </table:table-cell>
          <table:table-cell table:style-name="ce17" table:formula="of:=AVERAGE([.E38:.E42])" office:value-type="float" office:value="1.35518" calcext:value-type="float">
            <text:p>1,35518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38:.B41])" office:value-type="float" office:value="0.174928556845359" calcext:value-type="float">
            <text:p>0,1749285568</text:p>
          </table:table-cell>
          <table:table-cell table:style-name="ce1" table:formula="of:=STDEVPA([.C38:.C41])" office:value-type="float" office:value="0.108857705285387" calcext:value-type="float">
            <text:p>0,1088577053</text:p>
          </table:table-cell>
          <table:table-cell table:style-name="ce1" table:formula="of:=STDEVPA([.D38:.D41])" office:value-type="float" office:value="0.154110350074226" calcext:value-type="float">
            <text:p>0,1541103501</text:p>
          </table:table-cell>
          <table:table-cell table:style-name="ce17" table:formula="of:=STDEVPA([.E38:.E41])" office:value-type="float" office:value="0.0154110350074227" calcext:value-type="float">
            <text:p>0,015411035</text:p>
          </table:table-cell>
          <table:table-cell/>
        </table:table-row>
        <table:table-row table:style-name="ro1">
          <table:table-cell table:style-name="ce9" office:value-type="string" calcext:value-type="string">
            <text:p>Standardabweichung 5</text:p>
          </table:table-cell>
          <table:table-cell table:style-name="ce13" table:formula="of:=STDEVPA([.B38:.B42])" office:value-type="float" office:value="3.30898109369032" calcext:value-type="float">
            <text:p>3,3089810937</text:p>
          </table:table-cell>
          <table:table-cell table:style-name="ce13" table:formula="of:=STDEVPA([.C38:.C42])" office:value-type="float" office:value="3.37252576778888" calcext:value-type="float">
            <text:p>3,3725257678</text:p>
          </table:table-cell>
          <table:table-cell table:style-name="ce13" table:formula="of:=STDEVPA([.D38:.D42])" office:value-type="float" office:value="6.67782277093365" calcext:value-type="float">
            <text:p>6,6778227709</text:p>
          </table:table-cell>
          <table:table-cell table:style-name="ce20" table:formula="of:=STDEVPA([.E38:.E42])" office:value-type="float" office:value="0.667782277093365" calcext:value-type="float">
            <text:p>0,667782277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/>
          <table:table-cell table:style-name="ce12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Doppelte IP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9.13" calcext:value-type="float">
            <text:p>9,13</text:p>
          </table:table-cell>
          <table:table-cell office:value-type="float" office:value="727.87" calcext:value-type="float">
            <text:p>727,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3" calcext:value-type="float">
            <text:p>1,13</text:p>
          </table:table-cell>
          <table:table-cell office:value-type="float" office:value="41.38" calcext:value-type="float">
            <text:p>41,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13" calcext:value-type="float">
            <text:p>1,13</text:p>
          </table:table-cell>
          <table:table-cell office:value-type="float" office:value="134.67" calcext:value-type="float">
            <text:p>134,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52:.B55])" office:value-type="float" office:value="3.79666666666667" calcext:value-type="float">
            <text:p>3,7966666667</text:p>
          </table:table-cell>
          <table:table-cell table:style-name="ce1" table:formula="of:=AVERAGE([.C52:.C55])" office:value-type="float" office:value="301.306666666667" calcext:value-type="float">
            <text:p>301,3066666667</text:p>
          </table:table-cell>
          <table:table-cell table:style-name="ce1" table:formula="of:=AVERAGE([.D52:.D55])" office:value-type="float" office:value="0" calcext:value-type="float">
            <text:p>0</text:p>
          </table:table-cell>
          <table:table-cell table:style-name="ce17" table:formula="of:=AVERAGE([.E52:.E5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52:.B55])" office:value-type="float" office:value="3.77123616632825" calcext:value-type="float">
            <text:p>3,7712361663</text:p>
          </table:table-cell>
          <table:table-cell table:style-name="ce1" table:formula="of:=STDEVPA([.C52:.C55])" office:value-type="float" office:value="304.020793185086" calcext:value-type="float">
            <text:p>304,0207931851</text:p>
          </table:table-cell>
          <table:table-cell table:style-name="ce1" table:formula="of:=STDEVPA([.D52:.D55])" office:value-type="float" office:value="0" calcext:value-type="float">
            <text:p>0</text:p>
          </table:table-cell>
          <table:table-cell table:style-name="ce17" table:formula="of:=STDEVPA([.E52:.E5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3" table:number-columns-repeated="3"/>
          <table:table-cell table:number-columns-repeated="2"/>
        </table:table-row>
        <table:table-row table:style-name="ro1">
          <table:table-cell table:style-name="ce8"/>
          <table:table-cell table:style-name="ce10" table:number-columns-repeated="3"/>
          <table:table-cell table:style-name="ce18"/>
          <table:table-cell/>
        </table:table-row>
        <table:table-row table:style-name="ro1">
          <table:table-cell table:number-columns-repeated="3"/>
          <table:table-cell table:style-name="ce3"/>
          <table:table-cell table:style-name="ce19"/>
          <table:table-cell/>
        </table:table-row>
        <table:table-row table:style-name="ro1">
          <table:table-cell office:value-type="string" calcext:value-type="string">
            <text:p>Doppelte I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0.15" calcext:value-type="float">
            <text:p>20,15</text:p>
          </table:table-cell>
          <table:table-cell office:value-type="float" office:value="10.32" calcext:value-type="float">
            <text:p>10,32</text:p>
          </table:table-cell>
          <table:table-cell table:formula="of:=([.B63]+[.C63])" office:value-type="float" office:value="30.47" calcext:value-type="float">
            <text:p>30,47</text:p>
          </table:table-cell>
          <table:table-cell table:formula="of:=((([.D63] /1000) * 100))" office:value-type="float" office:value="3.047" calcext:value-type="float">
            <text:p>3,047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7.77" calcext:value-type="float">
            <text:p>7,77</text:p>
          </table:table-cell>
          <table:table-cell office:value-type="float" office:value="10.32" calcext:value-type="float">
            <text:p>10,32</text:p>
          </table:table-cell>
          <table:table-cell table:formula="of:=([.B64]+[.C64])" office:value-type="float" office:value="18.09" calcext:value-type="float">
            <text:p>18,09</text:p>
          </table:table-cell>
          <table:table-cell table:formula="of:=((([.D64] /1000) * 100))" office:value-type="float" office:value="1.809" calcext:value-type="float">
            <text:p>1,80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6.72" calcext:value-type="float">
            <text:p>6,72</text:p>
          </table:table-cell>
          <table:table-cell office:value-type="float" office:value="6.19" calcext:value-type="float">
            <text:p>6,19</text:p>
          </table:table-cell>
          <table:table-cell table:formula="of:=([.B66]+[.C66])" office:value-type="float" office:value="12.91" calcext:value-type="float">
            <text:p>12,91</text:p>
          </table:table-cell>
          <table:table-cell table:formula="of:=((([.D66] /1000) * 100))" office:value-type="float" office:value="1.291" calcext:value-type="float">
            <text:p>1,291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85 / 100)" office:value-type="float" office:value="0.0785" calcext:value-type="float">
            <text:p>0,0785</text:p>
          </table:table-cell>
          <table:table-cell table:style-name="ce14" table:formula="of:=(9.24 / 100)" office:value-type="float" office:value="0.0924" calcext:value-type="float">
            <text:p>0,0924</text:p>
          </table:table-cell>
          <table:table-cell table:formula="of:=([.B67]+[.C67])" office:value-type="float" office:value="0.1709" calcext:value-type="float">
            <text:p>0,1709</text:p>
          </table:table-cell>
          <table:table-cell table:formula="of:=((([.D67] /1000) * 100))" office:value-type="float" office:value="0.01709" calcext:value-type="float">
            <text:p>0,0170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63:.B66])" office:value-type="float" office:value="11.5466666666667" calcext:value-type="float">
            <text:p>11,5466666667</text:p>
          </table:table-cell>
          <table:table-cell table:style-name="ce1" table:formula="of:=AVERAGE([.C63:.C66])" office:value-type="float" office:value="8.94333333333333" calcext:value-type="float">
            <text:p>8,9433333333</text:p>
          </table:table-cell>
          <table:table-cell table:style-name="ce1" table:formula="of:=AVERAGE([.D63:.D66])" office:value-type="float" office:value="20.49" calcext:value-type="float">
            <text:p>20,49</text:p>
          </table:table-cell>
          <table:table-cell table:style-name="ce17" table:formula="of:=AVERAGE([.E63:.E66])" office:value-type="float" office:value="2.049" calcext:value-type="float">
            <text:p>2,04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5</text:p>
          </table:table-cell>
          <table:table-cell table:style-name="ce1" table:formula="of:=AVERAGE([.B63:.B67])" office:value-type="float" office:value="8.679625" calcext:value-type="float">
            <text:p>8,679625</text:p>
          </table:table-cell>
          <table:table-cell table:style-name="ce1" table:formula="of:=AVERAGE([.C63:.C67])" office:value-type="float" office:value="6.7306" calcext:value-type="float">
            <text:p>6,7306</text:p>
          </table:table-cell>
          <table:table-cell table:style-name="ce1" table:formula="of:=AVERAGE([.D63:.D67])" office:value-type="float" office:value="15.410225" calcext:value-type="float">
            <text:p>15,410225</text:p>
          </table:table-cell>
          <table:table-cell table:style-name="ce17" table:formula="of:=AVERAGE([.E63:.E67])" office:value-type="float" office:value="1.5410225" calcext:value-type="float">
            <text:p>1,5410225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63:.B66])" office:value-type="float" office:value="6.09855902834614" calcext:value-type="float">
            <text:p>6,0985590283</text:p>
          </table:table-cell>
          <table:table-cell table:style-name="ce1" table:formula="of:=STDEVPA([.C63:.C66])" office:value-type="float" office:value="1.94690067086696" calcext:value-type="float">
            <text:p>1,9469006709</text:p>
          </table:table-cell>
          <table:table-cell table:style-name="ce1" table:formula="of:=STDEVPA([.D63:.D66])" office:value-type="float" office:value="7.36697133608287" calcext:value-type="float">
            <text:p>7,3669713361</text:p>
          </table:table-cell>
          <table:table-cell table:style-name="ce17" table:formula="of:=STDEVPA([.E63:.E66])" office:value-type="float" office:value="0.736697133608287" calcext:value-type="float">
            <text:p>0,7366971336</text:p>
          </table:table-cell>
          <table:table-cell/>
        </table:table-row>
        <table:table-row table:style-name="ro1">
          <table:table-cell table:style-name="ce9" office:value-type="string" calcext:value-type="string">
            <text:p>Standardabweichung 5</text:p>
          </table:table-cell>
          <table:table-cell table:style-name="ce13" table:formula="of:=STDEVPA([.B63:.B67])" office:value-type="float" office:value="7.24942069560561" calcext:value-type="float">
            <text:p>7,2494206956</text:p>
          </table:table-cell>
          <table:table-cell table:style-name="ce13" table:formula="of:=STDEVPA([.C63:.C67])" office:value-type="float" office:value="4.18704944800035" calcext:value-type="float">
            <text:p>4,187049448</text:p>
          </table:table-cell>
          <table:table-cell table:style-name="ce13" table:formula="of:=STDEVPA([.D63:.D67])" office:value-type="float" office:value="10.8681434546971" calcext:value-type="float">
            <text:p>10,8681434547</text:p>
          </table:table-cell>
          <table:table-cell table:style-name="ce20" table:formula="of:=STDEVPA([.E63:.E67])" office:value-type="float" office:value="1.08681434546971" calcext:value-type="float">
            <text:p>1,0868143455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/>
          <table:table-cell table:style-name="ce12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Loop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9.13" calcext:value-type="float">
            <text:p>9,13</text:p>
          </table:table-cell>
          <table:table-cell office:value-type="float" office:value="727.87" calcext:value-type="float">
            <text:p>727,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3" calcext:value-type="float">
            <text:p>1,13</text:p>
          </table:table-cell>
          <table:table-cell office:value-type="float" office:value="41.38" calcext:value-type="float">
            <text:p>41,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13" calcext:value-type="float">
            <text:p>1,13</text:p>
          </table:table-cell>
          <table:table-cell office:value-type="float" office:value="134.67" calcext:value-type="float">
            <text:p>134,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78:.B81])" office:value-type="float" office:value="3.79666666666667" calcext:value-type="float">
            <text:p>3,7966666667</text:p>
          </table:table-cell>
          <table:table-cell table:style-name="ce1" table:formula="of:=AVERAGE([.C78:.C81])" office:value-type="float" office:value="301.306666666667" calcext:value-type="float">
            <text:p>301,3066666667</text:p>
          </table:table-cell>
          <table:table-cell table:style-name="ce1" table:formula="of:=AVERAGE([.D78:.D81])" office:value-type="float" office:value="0" calcext:value-type="float">
            <text:p>0</text:p>
          </table:table-cell>
          <table:table-cell table:style-name="ce17" table:formula="of:=AVERAGE([.E78:.E8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78:.B81])" office:value-type="float" office:value="3.77123616632825" calcext:value-type="float">
            <text:p>3,7712361663</text:p>
          </table:table-cell>
          <table:table-cell table:style-name="ce1" table:formula="of:=STDEVPA([.C78:.C81])" office:value-type="float" office:value="304.020793185086" calcext:value-type="float">
            <text:p>304,0207931851</text:p>
          </table:table-cell>
          <table:table-cell table:style-name="ce1" table:formula="of:=STDEVPA([.D78:.D81])" office:value-type="float" office:value="0" calcext:value-type="float">
            <text:p>0</text:p>
          </table:table-cell>
          <table:table-cell table:style-name="ce17" table:formula="of:=STDEVPA([.E78:.E81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3" table:number-columns-repeated="3"/>
          <table:table-cell table:number-columns-repeated="2"/>
        </table:table-row>
        <table:table-row table:style-name="ro1">
          <table:table-cell table:style-name="ce8"/>
          <table:table-cell table:style-name="ce10" table:number-columns-repeated="3"/>
          <table:table-cell table:style-name="ce18"/>
          <table:table-cell/>
        </table:table-row>
        <table:table-row table:style-name="ro1">
          <table:table-cell table:number-columns-repeated="3"/>
          <table:table-cell table:style-name="ce3"/>
          <table:table-cell table:style-name="ce19"/>
          <table:table-cell/>
        </table:table-row>
        <table:table-row table:style-name="ro1">
          <table:table-cell office:value-type="string" calcext:value-type="string">
            <text:p>Loo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0.15" calcext:value-type="float">
            <text:p>20,15</text:p>
          </table:table-cell>
          <table:table-cell office:value-type="float" office:value="10.32" calcext:value-type="float">
            <text:p>10,32</text:p>
          </table:table-cell>
          <table:table-cell table:formula="of:=([.B89]+[.C89])" office:value-type="float" office:value="30.47" calcext:value-type="float">
            <text:p>30,47</text:p>
          </table:table-cell>
          <table:table-cell table:formula="of:=((([.D89] /1000) * 100))" office:value-type="float" office:value="3.047" calcext:value-type="float">
            <text:p>3,047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7.77" calcext:value-type="float">
            <text:p>7,77</text:p>
          </table:table-cell>
          <table:table-cell office:value-type="float" office:value="10.32" calcext:value-type="float">
            <text:p>10,32</text:p>
          </table:table-cell>
          <table:table-cell table:formula="of:=([.B90]+[.C90])" office:value-type="float" office:value="18.09" calcext:value-type="float">
            <text:p>18,09</text:p>
          </table:table-cell>
          <table:table-cell table:formula="of:=((([.D90] /1000) * 100))" office:value-type="float" office:value="1.809" calcext:value-type="float">
            <text:p>1,80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6.72" calcext:value-type="float">
            <text:p>6,72</text:p>
          </table:table-cell>
          <table:table-cell office:value-type="float" office:value="6.19" calcext:value-type="float">
            <text:p>6,19</text:p>
          </table:table-cell>
          <table:table-cell table:formula="of:=([.B92]+[.C92])" office:value-type="float" office:value="12.91" calcext:value-type="float">
            <text:p>12,91</text:p>
          </table:table-cell>
          <table:table-cell table:formula="of:=((([.D92] /1000) * 100))" office:value-type="float" office:value="1.291" calcext:value-type="float">
            <text:p>1,291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85 / 100)" office:value-type="float" office:value="0.0785" calcext:value-type="float">
            <text:p>0,0785</text:p>
          </table:table-cell>
          <table:table-cell table:style-name="ce14" table:formula="of:=(9.24 / 100)" office:value-type="float" office:value="0.0924" calcext:value-type="float">
            <text:p>0,0924</text:p>
          </table:table-cell>
          <table:table-cell table:formula="of:=([.B93]+[.C93])" office:value-type="float" office:value="0.1709" calcext:value-type="float">
            <text:p>0,1709</text:p>
          </table:table-cell>
          <table:table-cell table:formula="of:=((([.D93] /1000) * 100))" office:value-type="float" office:value="0.01709" calcext:value-type="float">
            <text:p>0,0170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89:.B92])" office:value-type="float" office:value="11.5466666666667" calcext:value-type="float">
            <text:p>11,5466666667</text:p>
          </table:table-cell>
          <table:table-cell table:style-name="ce1" table:formula="of:=AVERAGE([.C89:.C92])" office:value-type="float" office:value="8.94333333333333" calcext:value-type="float">
            <text:p>8,9433333333</text:p>
          </table:table-cell>
          <table:table-cell table:style-name="ce1" table:formula="of:=AVERAGE([.D89:.D92])" office:value-type="float" office:value="20.49" calcext:value-type="float">
            <text:p>20,49</text:p>
          </table:table-cell>
          <table:table-cell table:style-name="ce17" table:formula="of:=AVERAGE([.E89:.E92])" office:value-type="float" office:value="2.049" calcext:value-type="float">
            <text:p>2,049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5</text:p>
          </table:table-cell>
          <table:table-cell table:style-name="ce1" table:formula="of:=AVERAGE([.B89:.B93])" office:value-type="float" office:value="8.679625" calcext:value-type="float">
            <text:p>8,679625</text:p>
          </table:table-cell>
          <table:table-cell table:style-name="ce1" table:formula="of:=AVERAGE([.C89:.C93])" office:value-type="float" office:value="6.7306" calcext:value-type="float">
            <text:p>6,7306</text:p>
          </table:table-cell>
          <table:table-cell table:style-name="ce1" table:formula="of:=AVERAGE([.D89:.D93])" office:value-type="float" office:value="15.410225" calcext:value-type="float">
            <text:p>15,410225</text:p>
          </table:table-cell>
          <table:table-cell table:style-name="ce17" table:formula="of:=AVERAGE([.E89:.E93])" office:value-type="float" office:value="1.5410225" calcext:value-type="float">
            <text:p>1,5410225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89:.B92])" office:value-type="float" office:value="6.09855902834614" calcext:value-type="float">
            <text:p>6,0985590283</text:p>
          </table:table-cell>
          <table:table-cell table:style-name="ce1" table:formula="of:=STDEVPA([.C89:.C92])" office:value-type="float" office:value="1.94690067086696" calcext:value-type="float">
            <text:p>1,9469006709</text:p>
          </table:table-cell>
          <table:table-cell table:style-name="ce1" table:formula="of:=STDEVPA([.D89:.D92])" office:value-type="float" office:value="7.36697133608287" calcext:value-type="float">
            <text:p>7,3669713361</text:p>
          </table:table-cell>
          <table:table-cell table:style-name="ce17" table:formula="of:=STDEVPA([.E89:.E92])" office:value-type="float" office:value="0.736697133608287" calcext:value-type="float">
            <text:p>0,7366971336</text:p>
          </table:table-cell>
          <table:table-cell/>
        </table:table-row>
        <table:table-row table:style-name="ro1">
          <table:table-cell table:style-name="ce9" office:value-type="string" calcext:value-type="string">
            <text:p>Standardabweichung 5</text:p>
          </table:table-cell>
          <table:table-cell table:style-name="ce13" table:formula="of:=STDEVPA([.B89:.B93])" office:value-type="float" office:value="7.24942069560561" calcext:value-type="float">
            <text:p>7,2494206956</text:p>
          </table:table-cell>
          <table:table-cell table:style-name="ce13" table:formula="of:=STDEVPA([.C89:.C93])" office:value-type="float" office:value="4.18704944800035" calcext:value-type="float">
            <text:p>4,187049448</text:p>
          </table:table-cell>
          <table:table-cell table:style-name="ce13" table:formula="of:=STDEVPA([.D89:.D93])" office:value-type="float" office:value="10.8681434546971" calcext:value-type="float">
            <text:p>10,8681434547</text:p>
          </table:table-cell>
          <table:table-cell table:style-name="ce20" table:formula="of:=STDEVPA([.E89:.E93])" office:value-type="float" office:value="1.08681434546971" calcext:value-type="float">
            <text:p>1,0868143455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4"/>
          <table:table-cell table:style-name="ce12" table:number-columns-repeated="3"/>
          <table:table-cell table:style-name="ce15"/>
          <table:table-cell/>
        </table:table-row>
        <table:table-row table:style-name="ro1">
          <table:table-cell office:value-type="string" calcext:value-type="string">
            <text:p>Stomp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.36" calcext:value-type="float">
            <text:p>1,36</text:p>
          </table:table-cell>
          <table:table-cell office:value-type="float" office:value="164.8" calcext:value-type="float">
            <text:p>164,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table:formula="of:=(673.9/1000)" office:value-type="float" office:value="0.6739" calcext:value-type="float">
            <text:p>0,6739</text:p>
          </table:table-cell>
          <table:table-cell office:value-type="float" office:value="42.54" calcext:value-type="float">
            <text:p>42,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table:formula="of:=(647.67 / 1000)" office:value-type="float" office:value="0.64767" calcext:value-type="float">
            <text:p>0,64767</text:p>
          </table:table-cell>
          <table:table-cell office:value-type="float" office:value="101.09" calcext:value-type="float">
            <text:p>101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</text:p>
          </table:table-cell>
          <table:table-cell table:formula="of:=(693.76/1000)" office:value-type="float" office:value="0.69376" calcext:value-type="float">
            <text:p>0,69376</text:p>
          </table:table-cell>
          <table:table-cell office:value-type="float" office:value="107.9" calcext:value-type="float">
            <text:p>107,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103:.B106])" office:value-type="float" office:value="0.8438325" calcext:value-type="float">
            <text:p>0,8438325</text:p>
          </table:table-cell>
          <table:table-cell table:style-name="ce1" table:formula="of:=AVERAGE([.C103:.C106])" office:value-type="float" office:value="104.0825" calcext:value-type="float">
            <text:p>104,0825</text:p>
          </table:table-cell>
          <table:table-cell table:style-name="ce1" table:formula="of:=AVERAGE([.D103:.D106])" office:value-type="float" office:value="0" calcext:value-type="float">
            <text:p>0</text:p>
          </table:table-cell>
          <table:table-cell table:style-name="ce17" table:formula="of:=AVERAGE([.E103:.E10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103:.B106])" office:value-type="float" office:value="0.298457461070669" calcext:value-type="float">
            <text:p>0,2984574611</text:p>
          </table:table-cell>
          <table:table-cell table:style-name="ce1" table:formula="of:=STDEVPA([.C103:.C106])" office:value-type="float" office:value="43.2944063217178" calcext:value-type="float">
            <text:p>43,2944063217</text:p>
          </table:table-cell>
          <table:table-cell table:style-name="ce1" table:formula="of:=STDEVPA([.D103:.D106])" office:value-type="float" office:value="0" calcext:value-type="float">
            <text:p>0</text:p>
          </table:table-cell>
          <table:table-cell table:style-name="ce17" table:formula="of:=STDEVPA([.E103:.E10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3" table:number-columns-repeated="3"/>
          <table:table-cell table:number-columns-repeated="2"/>
        </table:table-row>
        <table:table-row table:style-name="ro1">
          <table:table-cell table:style-name="ce8"/>
          <table:table-cell table:style-name="ce10" table:number-columns-repeated="3"/>
          <table:table-cell table:style-name="ce18"/>
          <table:table-cell/>
        </table:table-row>
        <table:table-row table:style-name="ro1">
          <table:table-cell table:number-columns-repeated="3"/>
          <table:table-cell table:style-name="ce3"/>
          <table:table-cell table:style-name="ce19"/>
          <table:table-cell/>
        </table:table-row>
        <table:table-row table:style-name="ro1">
          <table:table-cell office:value-type="string" calcext:value-type="string">
            <text:p>Stom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14]+[.C114])" office:value-type="float" office:value="20.68" calcext:value-type="float">
            <text:p>20,68</text:p>
          </table:table-cell>
          <table:table-cell table:formula="of:=((([.D114] /1000) * 100))" office:value-type="float" office:value="2.068" calcext:value-type="float">
            <text:p>2,068</text:p>
          </table:table-cell>
          <table:table-cell office:value-type="string" calcext:value-type="string">
            <text:p>Stümmerling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15]+[.C115])" office:value-type="float" office:value="11.54" calcext:value-type="float">
            <text:p>11,54</text:p>
          </table:table-cell>
          <table:table-cell table:formula="of:=((([.D115] /1000) * 100))" office:value-type="float" office:value="1.154" calcext:value-type="float">
            <text:p>1,154</text:p>
          </table:table-cell>
          <table:table-cell office:value-type="string" calcext:value-type="string">
            <text:p>Massoth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15]+[.C115])" office:value-type="float" office:value="11.54" calcext:value-type="float">
            <text:p>11,54</text:p>
          </table:table-cell>
          <table:table-cell table:formula="of:=((([.D115] /1000) * 100))" office:value-type="float" office:value="1.154" calcext:value-type="float">
            <text:p>1,154</text:p>
          </table:table-cell>
          <table:table-cell office:value-type="string" calcext:value-type="string">
            <text:p>Heinemann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17]+[.C117])" office:value-type="float" office:value="11.59" calcext:value-type="float">
            <text:p>11,59</text:p>
          </table:table-cell>
          <table:table-cell table:formula="of:=((([.D117] /1000) * 100))" office:value-type="float" office:value="1.159" calcext:value-type="float">
            <text:p>1,159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style-name="ce14" table:formula="of:=(12.17 / 100)" office:value-type="float" office:value="0.1217" calcext:value-type="float">
            <text:p>0,1217</text:p>
          </table:table-cell>
          <table:table-cell table:formula="of:=([.B118]+[.C118])" office:value-type="float" office:value="0.1984" calcext:value-type="float">
            <text:p>0,1984</text:p>
          </table:table-cell>
          <table:table-cell table:formula="of:=((([.D118] /1000) * 100)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4</text:p>
          </table:table-cell>
          <table:table-cell table:style-name="ce1" table:formula="of:=AVERAGE([.B114:.B117])" office:value-type="float" office:value="6.86" calcext:value-type="float">
            <text:p>6,86</text:p>
          </table:table-cell>
          <table:table-cell table:style-name="ce1" table:formula="of:=AVERAGE([.C114:.C117])" office:value-type="float" office:value="6.995" calcext:value-type="float">
            <text:p>6,995</text:p>
          </table:table-cell>
          <table:table-cell table:style-name="ce1" table:formula="of:=AVERAGE([.D114:.D117])" office:value-type="float" office:value="13.8375" calcext:value-type="float">
            <text:p>13,8375</text:p>
          </table:table-cell>
          <table:table-cell table:style-name="ce17" table:formula="of:=AVERAGE([.E114:.E117])" office:value-type="float" office:value="1.38375" calcext:value-type="float">
            <text:p>1,38375</text:p>
          </table:table-cell>
          <table:table-cell/>
        </table:table-row>
        <table:table-row table:style-name="ro1">
          <table:table-cell table:style-name="ce6" office:value-type="string" calcext:value-type="string">
            <text:p>Durschnitt 5</text:p>
          </table:table-cell>
          <table:table-cell table:style-name="ce1" table:formula="of:=AVERAGE([.B114:.B118])" office:value-type="float" office:value="5.50334" calcext:value-type="float">
            <text:p>5,50334</text:p>
          </table:table-cell>
          <table:table-cell table:style-name="ce1" table:formula="of:=AVERAGE([.C114:.C118])" office:value-type="float" office:value="5.62034" calcext:value-type="float">
            <text:p>5,62034</text:p>
          </table:table-cell>
          <table:table-cell table:style-name="ce1" table:formula="of:=AVERAGE([.D114:.D118])" office:value-type="float" office:value="11.10968" calcext:value-type="float">
            <text:p>11,10968</text:p>
          </table:table-cell>
          <table:table-cell table:style-name="ce17" table:formula="of:=AVERAGE([.E114:.E118])" office:value-type="float" office:value="1.110968" calcext:value-type="float">
            <text:p>1,110968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4</text:p>
          </table:table-cell>
          <table:table-cell table:style-name="ce1" table:formula="of:=STDEVPA([.B114:.B117])" office:value-type="float" office:value="6.25294730507143" calcext:value-type="float">
            <text:p>6,2529473051</text:p>
          </table:table-cell>
          <table:table-cell table:style-name="ce1" table:formula="of:=STDEVPA([.C114:.C117])" office:value-type="float" office:value="2.31349843310948" calcext:value-type="float">
            <text:p>2,3134984331</text:p>
          </table:table-cell>
          <table:table-cell table:style-name="ce1" table:formula="of:=STDEVPA([.D114:.D117])" office:value-type="float" office:value="3.9505719522621" calcext:value-type="float">
            <text:p>3,9505719523</text:p>
          </table:table-cell>
          <table:table-cell table:style-name="ce17" table:formula="of:=STDEVPA([.E114:.E117])" office:value-type="float" office:value="0.39505719522621" calcext:value-type="float">
            <text:p>0,3950571952</text:p>
          </table:table-cell>
          <table:table-cell/>
        </table:table-row>
        <table:table-row table:style-name="ro1">
          <table:table-cell table:style-name="ce9" office:value-type="string" calcext:value-type="string">
            <text:p>Standardabweichung 5</text:p>
          </table:table-cell>
          <table:table-cell table:style-name="ce13" table:formula="of:=STDEVPA([.B114:.B118])" office:value-type="float" office:value="6.21623563118388" calcext:value-type="float">
            <text:p>6,2162356312</text:p>
          </table:table-cell>
          <table:table-cell table:style-name="ce13" table:formula="of:=STDEVPA([.C114:.C118])" office:value-type="float" office:value="3.44101445251251" calcext:value-type="float">
            <text:p>3,4410144525</text:p>
          </table:table-cell>
          <table:table-cell table:style-name="ce13" table:formula="of:=STDEVPA([.D114:.D118])" office:value-type="float" office:value="6.49997098528909" calcext:value-type="float">
            <text:p>6,4999709853</text:p>
          </table:table-cell>
          <table:table-cell table:style-name="ce20" table:formula="of:=STDEVPA([.E114:.E118])" office:value-type="float" office:value="0.649997098528909" calcext:value-type="float">
            <text:p>0,64999709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 style:data-style-name="N2" text:time-value="15:32:20.7822684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6:45:18.364777944</meta:creation-date>
    <dc:date>2016-06-06T16:22:32.418447205</dc:date>
    <meta:editing-duration>PT7H40M41S</meta:editing-duration>
    <meta:editing-cycles>13</meta:editing-cycles>
    <meta:generator>LibreOffice/4.2.8.2$Linux_X86_64 LibreOffice_project/420m0$Build-2</meta:generator>
    <meta:document-statistic meta:table-count="1" meta:cell-count="397" meta:object-count="0"/>
  </office:meta>
</office:document-meta>
</file>